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ab96" officeooo:paragraph-rsid="001cab96" style:font-weight-asian="bold" style:font-weight-complex="bold"/>
    </style:style>
    <style:style style:name="P2" style:family="paragraph" style:parent-style-name="Standard">
      <style:text-properties fo:font-weight="bold" officeooo:rsid="001fbb4d" officeooo:paragraph-rsid="001fbb4d" style:font-weight-asian="bold" style:font-weight-complex="bold"/>
    </style:style>
    <style:style style:name="P3" style:family="paragraph" style:parent-style-name="Standard">
      <style:text-properties fo:font-weight="bold" officeooo:rsid="0021b15c" officeooo:paragraph-rsid="0021b15c" style:font-weight-asian="bold" style:font-weight-complex="bold"/>
    </style:style>
    <style:style style:name="P4" style:family="paragraph" style:parent-style-name="Standard">
      <style:text-properties fo:font-weight="bold" officeooo:rsid="0020ed35" officeooo:paragraph-rsid="0020ed35" style:font-weight-asian="bold" style:font-weight-complex="bold"/>
    </style:style>
    <style:style style:name="P5" style:family="paragraph" style:parent-style-name="Standard">
      <style:text-properties fo:font-weight="normal" officeooo:rsid="001cab96" officeooo:paragraph-rsid="001cab96" style:font-weight-asian="normal" style:font-weight-complex="normal"/>
    </style:style>
    <style:style style:name="P6" style:family="paragraph" style:parent-style-name="Standard">
      <style:text-properties fo:font-weight="normal" officeooo:rsid="001e3a9b" officeooo:paragraph-rsid="001e3a9b" style:font-weight-asian="normal" style:font-weight-complex="normal"/>
    </style:style>
    <style:style style:name="P7" style:family="paragraph" style:parent-style-name="Standard">
      <style:text-properties fo:font-weight="normal" officeooo:rsid="001f2748" officeooo:paragraph-rsid="001f2748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cab96" officeooo:paragraph-rsid="001cab96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fbb4d" officeooo:paragraph-rsid="001fbb4d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0ed35" officeooo:paragraph-rsid="0020ed35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21b15c" officeooo:paragraph-rsid="0021b15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adní evropa → Nížinatá oblast s rozvinutým terciérem, velké HDP na obyvatele</text:p>
      <text:p text:style-name="P5">Mírné přímořské podnebí</text:p>
      <text:p text:style-name="P5">Mírné zimy</text:p>
      <text:p text:style-name="P5">Lesnatost</text:p>
      <text:p text:style-name="P5"/>
      <text:p text:style-name="P5">JAZYKY</text:p>
      <text:list xml:id="list5643873644267778244" text:style-name="L1">
        <text:list-item>
          <text:p text:style-name="P8">Keltské</text:p>
        </text:list-item>
        <text:list-item>
          <text:p text:style-name="P8">Románské</text:p>
        </text:list-item>
      </text:list>
      <text:p text:style-name="P5"/>
      <text:p text:style-name="P6">Ptáci – rozmnožování</text:p>
      <text:p text:style-name="P6">jsou i polygamní i monogamní</text:p>
      <text:p text:style-name="P6">polygamní přechodné i trvale jsou hrabaví</text:p>
      <text:p text:style-name="P6">monogamní přechodně i trvale → Pěvci, kachny</text:p>
      <text:p text:style-name="P7">polyandrinní ← Mnoho samců → Kukačky</text:p>
      <text:p text:style-name="P7"><text:tab/>+ hnízdní parasitismus</text:p>
      <text:p text:style-name="P7">migrace tažných ptáků → Práci se stěhyjí kvůli zimě nebo kvůli hnízdění → Čápi, řada pěvců, potulní, …</text:p>
      <text:p text:style-name="P7"/>
      <text:p text:style-name="P7">Několik možností jak → Rodiče je naučí jak a kam, někteří putují ve dne, jiní v noci. Pamatují si své trasy podle terénu nebo také podle hvězd a podle zemského magnetismu.</text:p>
      <text:p text:style-name="P7"/>
      <text:p text:style-name="P7">Někteří si staví pokaždé nové hnízdo, někteří využívají už loňská</text:p>
      <text:p text:style-name="P7"/>
      <text:p text:style-name="P2">Běžci</text:p>
      <text:list xml:id="list6108726525265368152" text:style-name="L2">
        <text:list-item>
          <text:p text:style-name="P9">Největší ptáci</text:p>
        </text:list-item>
        <text:list-item>
          <text:p text:style-name="P9">nemají klíční kosti, mají jen částečně duté kosti</text:p>
        </text:list-item>
        <text:list-item>
          <text:p text:style-name="P9">ztráta zchopnosti letu</text:p>
        </text:list-item>
        <text:list-item>
          <text:p text:style-name="P9">2 – 3 prsty,</text:p>
        </text:list-item>
        <text:list-item>
          <text:p text:style-name="P9">Pštrosi</text:p>
        </text:list-item>
        <text:list-item>
          <text:p text:style-name="P9">*</text:p>
        </text:list-item>
        <text:list-item>
          <text:p text:style-name="P9">Tinamy</text:p>
        </text:list-item>
        <text:list-item>
          <text:p text:style-name="P9">Kasuáři</text:p>
          <text:list>
            <text:list-item>
              <text:p text:style-name="P9">Také Emu a Moa</text:p>
            </text:list-item>
          </text:list>
        </text:list-item>
      </text:list>
      <text:p text:style-name="P4">Letci</text:p>
      <text:list xml:id="list150547670483347503" text:style-name="L3">
        <text:list-item>
          <text:p text:style-name="P10">Dobří letci až na vyjímky</text:p>
        </text:list-item>
        <text:list-item>
          <text:p text:style-name="P10">Tučňáci</text:p>
          <text:list>
            <text:list-item>
              <text:p text:style-name="P10">Bez penisu, péče obou pohlaví o potomstvo</text:p>
            </text:list-item>
            <text:list-item>
              <text:p text:style-name="P10">Bez dutých kostí</text:p>
            </text:list-item>
            <text:list-item>
              <text:p text:style-name="P10">Veslovací nohy</text:p>
            </text:list-item>
            <text:list-item>
              <text:p text:style-name="P10">Stabilní partneři</text:p>
            </text:list-item>
            <text:list-item>
              <text:p text:style-name="P10">Život v koloniích</text:p>
            </text:list-item>
          </text:list>
        </text:list-item>
      </text:list>
      <text:p text:style-name="P3">Trubkonosí</text:p>
      <text:list xml:id="list83641580401102275" text:style-name="L4">
        <text:list-item>
          <text:p text:style-name="P11">Protáhlé nozdry, klem nich vylučují přebytečnou sůl</text:p>
        </text:list-item>
        <text:list-item>
          <text:p text:style-name="P11">nidikolní mláďata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18:29.870027227</meta:creation-date>
    <meta:editing-duration>PT40S</meta:editing-duration>
    <meta:editing-cycles>2</meta:editing-cycles>
    <meta:generator>LibreOffice/5.1.6.2$Linux_x86 LibreOffice_project/10m0$Build-2</meta:generator>
    <dc:date>2018-11-12T11:19:01.546701475</dc:date>
    <meta:document-statistic meta:table-count="0" meta:image-count="0" meta:object-count="0" meta:page-count="1" meta:paragraph-count="37" meta:word-count="188" meta:character-count="1049" meta:non-whitespace-character-count="915"/>
  </office:meta>
</office:document-meta>
</file>